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1e01" officeooo:paragraph-rsid="00001e01"/>
    </style:style>
    <style:style style:name="P2" style:family="paragraph" style:parent-style-name="Standard">
      <style:text-properties style:font-name="Arial" officeooo:rsid="00001e01" officeooo:paragraph-rsid="0001c4a1"/>
    </style:style>
    <style:style style:name="P3" style:family="paragraph" style:parent-style-name="Standard">
      <style:text-properties style:font-name="Arial" officeooo:rsid="00001e01" officeooo:paragraph-rsid="000610a7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officeooo:rsid="00001e01" officeooo:paragraph-rsid="00001e01" style:font-size-asian="15pt" style:font-size-complex="15pt"/>
    </style:style>
    <style:style style:name="P5" style:family="paragraph" style:parent-style-name="Standard">
      <style:text-properties style:font-name="Arial" officeooo:rsid="000610a7" officeooo:paragraph-rsid="000610a7"/>
    </style:style>
    <style:style style:name="P6" style:family="paragraph" style:parent-style-name="Standard">
      <style:text-properties style:font-name="Arial" officeooo:rsid="000610a7" officeooo:paragraph-rsid="0007b623"/>
    </style:style>
    <style:style style:name="P7" style:family="paragraph" style:parent-style-name="Standard">
      <style:text-properties style:font-name="Arial" officeooo:rsid="000610a7" officeooo:paragraph-rsid="00098663"/>
    </style:style>
    <style:style style:name="P8" style:family="paragraph" style:parent-style-name="Standard">
      <style:text-properties style:font-name="Arial" officeooo:rsid="000610a7" officeooo:paragraph-rsid="000ad58e"/>
    </style:style>
    <style:style style:name="P9" style:family="paragraph" style:parent-style-name="Standard">
      <style:text-properties style:font-name="Arial" officeooo:rsid="000610a7" officeooo:paragraph-rsid="000d3e61"/>
    </style:style>
    <style:style style:name="P10" style:family="paragraph" style:parent-style-name="Standard">
      <style:text-properties style:font-name="Arial" officeooo:rsid="000610a7" officeooo:paragraph-rsid="000e5eb9"/>
    </style:style>
    <style:style style:name="P11" style:family="paragraph" style:parent-style-name="Standard">
      <style:text-properties style:font-name="Arial" officeooo:rsid="000610a7" officeooo:paragraph-rsid="0010fb2c"/>
    </style:style>
    <style:style style:name="P12" style:family="paragraph" style:parent-style-name="Standard">
      <style:text-properties style:font-name="Arial" officeooo:rsid="000610a7" officeooo:paragraph-rsid="0012ed7b"/>
    </style:style>
    <style:style style:name="P13" style:family="paragraph" style:parent-style-name="Standard">
      <style:text-properties style:font-name="Arial" officeooo:rsid="000610a7" officeooo:paragraph-rsid="00147d1c"/>
    </style:style>
    <style:style style:name="P14" style:family="paragraph" style:parent-style-name="Standard">
      <style:text-properties style:font-name="Arial" officeooo:rsid="000610a7" officeooo:paragraph-rsid="0018a316"/>
    </style:style>
    <style:style style:name="P15" style:family="paragraph" style:parent-style-name="Standard">
      <style:text-properties style:font-name="Arial" officeooo:rsid="000610a7" officeooo:paragraph-rsid="001998ae"/>
    </style:style>
    <style:style style:name="P16" style:family="paragraph" style:parent-style-name="Standard">
      <style:text-properties style:font-name="Arial" officeooo:rsid="000610a7" officeooo:paragraph-rsid="001b85bb"/>
    </style:style>
    <style:style style:name="P17" style:family="paragraph" style:parent-style-name="Standard">
      <style:text-properties style:font-name="Arial" officeooo:rsid="000610a7" officeooo:paragraph-rsid="001d4c5b"/>
    </style:style>
    <style:style style:name="P18" style:family="paragraph" style:parent-style-name="Standard">
      <style:text-properties style:font-name="Arial" officeooo:rsid="000610a7" officeooo:paragraph-rsid="002685b3"/>
    </style:style>
    <style:style style:name="P19" style:family="paragraph" style:parent-style-name="Standard">
      <style:text-properties style:font-name="Arial" officeooo:rsid="000610a7" officeooo:paragraph-rsid="002829e0"/>
    </style:style>
    <style:style style:name="P20" style:family="paragraph" style:parent-style-name="Standard">
      <style:text-properties style:font-name="Arial" fo:font-size="8pt" fo:font-weight="normal" officeooo:rsid="00001e01" officeooo:paragraph-rsid="00001e01" style:font-size-asian="7pt" style:font-weight-asian="normal" style:font-size-complex="8pt" style:font-weight-complex="normal"/>
    </style:style>
    <style:style style:name="P21" style:family="paragraph" style:parent-style-name="Standard">
      <style:text-properties fo:color="#666666" style:font-name="Arial" officeooo:rsid="000610a7" officeooo:paragraph-rsid="000b4aad"/>
    </style:style>
    <style:style style:name="P22" style:family="paragraph" style:parent-style-name="Standard">
      <style:text-properties fo:color="#808080" style:font-name="Arial" officeooo:rsid="000610a7" officeooo:paragraph-rsid="00147d1c"/>
    </style:style>
    <style:style style:name="P23" style:family="paragraph" style:parent-style-name="Standard">
      <style:paragraph-properties fo:break-before="page"/>
      <style:text-properties style:font-name="Arial" officeooo:rsid="000610a7" officeooo:paragraph-rsid="000610a7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" fo:font-size="14pt" officeooo:rsid="00291537" officeooo:paragraph-rsid="00291537" style:font-size-asian="12.25pt" style:font-size-complex="14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Arial" fo:font-size="13pt" officeooo:rsid="00291537" officeooo:paragraph-rsid="0029ddf3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c4a1"/>
    </style:style>
    <style:style style:name="T4" style:family="text">
      <style:text-properties officeooo:rsid="00033630"/>
    </style:style>
    <style:style style:name="T5" style:family="text">
      <style:text-properties fo:color="#0066b3"/>
    </style:style>
    <style:style style:name="T6" style:family="text">
      <style:text-properties fo:color="#0066b3" fo:background-color="transparent" loext:char-shading-value="0"/>
    </style:style>
    <style:style style:name="T7" style:family="text">
      <style:text-properties fo:color="#0066b3" officeooo:rsid="0010fb2c"/>
    </style:style>
    <style:style style:name="T8" style:family="text">
      <style:text-properties fo:color="#0066b3" officeooo:rsid="00147d1c"/>
    </style:style>
    <style:style style:name="T9" style:family="text">
      <style:text-properties fo:color="#aa55a1"/>
    </style:style>
    <style:style style:name="T10" style:family="text">
      <style:text-properties fo:color="#aa55a1" fo:background-color="transparent" loext:char-shading-value="0"/>
    </style:style>
    <style:style style:name="T11" style:family="text">
      <style:text-properties fo:color="#aa55a1" officeooo:rsid="001b85bb"/>
    </style:style>
    <style:style style:name="T12" style:family="text">
      <style:text-properties fo:color="#fdb94d"/>
    </style:style>
    <style:style style:name="T13" style:family="text">
      <style:text-properties officeooo:rsid="000ad58e"/>
    </style:style>
    <style:style style:name="T14" style:family="text">
      <style:text-properties fo:color="#666666"/>
    </style:style>
    <style:style style:name="T15" style:family="text">
      <style:text-properties fo:color="#666666" officeooo:rsid="000ad58e"/>
    </style:style>
    <style:style style:name="T16" style:family="text">
      <style:text-properties fo:color="#666666" officeooo:rsid="000e5eb9"/>
    </style:style>
    <style:style style:name="T17" style:family="text">
      <style:text-properties officeooo:rsid="000d3e61"/>
    </style:style>
    <style:style style:name="T18" style:family="text">
      <style:text-properties fo:color="#faa61a"/>
    </style:style>
    <style:style style:name="T19" style:family="text">
      <style:text-properties fo:color="#faa61a" officeooo:rsid="0010fb2c"/>
    </style:style>
    <style:style style:name="T20" style:family="text">
      <style:text-properties fo:color="#faa61a" officeooo:rsid="0018a316"/>
    </style:style>
    <style:style style:name="T21" style:family="text">
      <style:text-properties officeooo:rsid="00118307"/>
    </style:style>
    <style:style style:name="T22" style:family="text">
      <style:text-properties style:use-window-font-color="true" officeooo:rsid="00118307"/>
    </style:style>
    <style:style style:name="T23" style:family="text">
      <style:text-properties style:use-window-font-color="true" officeooo:rsid="0010fb2c"/>
    </style:style>
    <style:style style:name="T24" style:family="text">
      <style:text-properties style:use-window-font-color="true" fo:background-color="transparent" loext:char-shading-value="0"/>
    </style:style>
    <style:style style:name="T25" style:family="text">
      <style:text-properties style:use-window-font-color="true" officeooo:rsid="00145425" fo:background-color="transparent" loext:char-shading-value="0"/>
    </style:style>
    <style:style style:name="T26" style:family="text">
      <style:text-properties style:use-window-font-color="true" officeooo:rsid="002685b3" fo:background-color="transparent" loext:char-shading-value="0"/>
    </style:style>
    <style:style style:name="T27" style:family="text">
      <style:text-properties style:use-window-font-color="true" officeooo:rsid="002829e0" fo:background-color="transparent" loext:char-shading-value="0"/>
    </style:style>
    <style:style style:name="T28" style:family="text">
      <style:text-properties style:use-window-font-color="true" officeooo:rsid="00147d1c"/>
    </style:style>
    <style:style style:name="T29" style:family="text">
      <style:text-properties style:use-window-font-color="true" officeooo:rsid="0018a316"/>
    </style:style>
    <style:style style:name="T30" style:family="text">
      <style:text-properties style:use-window-font-color="true" officeooo:rsid="001b85bb"/>
    </style:style>
    <style:style style:name="T31" style:family="text">
      <style:text-properties style:use-window-font-color="true" officeooo:rsid="002685b3"/>
    </style:style>
    <style:style style:name="T32" style:family="text">
      <style:text-properties style:use-window-font-color="true" style:text-underline-style="solid" style:text-underline-width="auto" style:text-underline-color="font-color" officeooo:rsid="002685b3"/>
    </style:style>
    <style:style style:name="T33" style:family="text">
      <style:text-properties style:use-window-font-color="true" style:text-underline-style="none" officeooo:rsid="002685b3"/>
    </style:style>
    <style:style style:name="T34" style:family="text">
      <style:text-properties style:use-window-font-color="true" style:text-underline-style="none" officeooo:rsid="0028e033"/>
    </style:style>
    <style:style style:name="T35" style:family="text">
      <style:text-properties style:use-window-font-color="true" officeooo:rsid="002685b3" fo:background-color="#00a65d" loext:char-shading-value="0"/>
    </style:style>
    <style:style style:name="T36" style:family="text">
      <style:text-properties style:use-window-font-color="true" officeooo:rsid="002685b3" fo:background-color="#00a65d" loext:char-shading-value="0"/>
    </style:style>
    <style:style style:name="T37" style:family="text">
      <style:text-properties style:use-window-font-color="true" officeooo:rsid="002685b3" fo:background-color="#72bf44" loext:char-shading-value="0"/>
    </style:style>
    <style:style style:name="T38" style:family="text">
      <style:text-properties officeooo:rsid="00147d1c"/>
    </style:style>
    <style:style style:name="T39" style:family="text">
      <style:text-properties officeooo:rsid="0015e732"/>
    </style:style>
    <style:style style:name="T40" style:family="text">
      <style:text-properties officeooo:rsid="001d4c5b"/>
    </style:style>
    <style:style style:name="T41" style:family="text">
      <style:text-properties officeooo:rsid="001e7862"/>
    </style:style>
    <style:style style:name="T42" style:family="text">
      <style:text-properties officeooo:rsid="00218134"/>
    </style:style>
    <style:style style:name="T43" style:family="text">
      <style:text-properties officeooo:rsid="002685b3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fo:color="#009353" officeooo:rsid="002685b3"/>
    </style:style>
    <style:style style:name="T46" style:family="text">
      <style:text-properties officeooo:rsid="0029dd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afikLib_DB<text:span text:style-name="T1"> explanation</text:span></text:p>
      <text:p text:style-name="P2"><text:span text:style-name="T2">fafikLib_DB</text:span> <text:span text:style-name="T3">is a data file interpreter, where one can specify own syntax for:</text:span></text:p>
      <text:p text:style-name="P2"><text:span text:style-name="T3"><text:tab/>{ table enter, table exit, key=value }</text:span></text:p>
      <text:p text:style-name="P2"/>
      <text:p text:style-name="P2"/>
      <text:p text:style-name="P5">check next page</text:p>
      <text:p text:style-name="P3"/>
      <text:p text:style-name="P2"/>
      <text:p text:style-name="P24">interpreter syntax declaration</text:p>
      <text:p text:style-name="P2"><text:span text:style-name="T42">name</text:span>{<text:tab/><text:tab/><text:span text:style-name="T42">understood declaration</text:span></text:p>
      <text:p text:style-name="P2"><text:tab/>specialEntry {<text:tab/><text:span text:style-name="T4">a list of special keywords</text:span></text:p>
      <text:p text:style-name="P2"><text:tab/><text:tab/>link</text:p>
      <text:p text:style-name="P2"><text:tab/><text:tab/>auto_key</text:p>
      <text:p text:style-name="P2"><text:tab/><text:tab/>...</text:p>
      <text:p text:style-name="P2"><text:tab/><text:tab/>comment{}</text:p>
      <text:p text:style-name="P2"><text:tab/>}</text:p>
      <text:p text:style-name="P2"><text:tab/>assign{ list of assign chars}</text:p>
      <text:p text:style-name="P2"><text:tab/>table{</text:p>
      <text:p text:style-name="P2"><text:tab/><text:tab/>enter{}</text:p>
      <text:p text:style-name="P2"><text:tab/><text:tab/>exit{}</text:p>
      <text:p text:style-name="P2"><text:tab/>}</text:p>
      <text:p text:style-name="P2"><text:tab/>key_val{}<text:tab/>/<text:tab/>lineTable{ not yet inplemented 2018-08-04}</text:p>
      <text:p text:style-name="P2"><text:tab/>bytes[in table: enter/exit/key_val ]{ "%n [s/l]" where s-0/l-1 sets (underwrite)overwrite_byte_type}</text:p>
      <text:p text:style-name="P2"><text:tab/>recognitionPriority{ exit, enter, key_val }<text:tab/>//by default</text:p>
      <text:p text:style-name="P2"><text:tab/>elementMaxDistanceApart= 1<text:tab/>//by default</text:p>
      <text:p text:style-name="P2"/>
      <text:p text:style-name="P2"/>
      <text:p text:style-name="P2"/>
      <text:p text:style-name="P2"><text:tab/>opensFiles={<text:tab/>///auto use * when opening file with * .extension</text:p>
      <text:p text:style-name="P2"><text:tab/><text:tab/>fafikLib_PRON<text:tab/>///only value matters, key can store type name</text:p>
      <text:p text:style-name="P2"><text:tab/><text:tab/>json</text:p>
      <text:p text:style-name="P2"><text:tab/>}</text:p>
      <text:p text:style-name="P2"><text:tab/>||</text:p>
      <text:p text:style-name="P2"><text:tab/>opensFiles=<text:tab/>""<text:tab/>///for `{}` or `""` works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  <text:p text:style-name="P25">interpreter syntax declaration, <text:span text:style-name="T46">examle</text:span></text:p>
      <text:p text:style-name="P20">"fafikLib_PRON"={<text:line-break/> "fafikLib_PRON"={<text:line-break/> <text:s/>"assign"={<text:line-break/> <text:s text:c="2"/>"e"="="<text:line-break/> <text:s/>}<text:line-break/> <text:s/>"key_value"={<text:line-break/> <text:s text:c="2"/>"key"="%u"<text:line-break/> <text:s text:c="2"/>"e"="%a"<text:line-break/> <text:s text:c="2"/>"value"="%u"<text:line-break/> <text:s/>}<text:line-break/> <text:s/>"table"={<text:line-break/> <text:s text:c="2"/>"enter"={<text:line-break/><text:tab/>"e"="["<text:line-break/><text:tab/>"key"="%u"<text:line-break/><text:tab/>"e"="]"<text:line-break/><text:tab/>"e"="%a"<text:line-break/><text:tab/>"e"={<text:line-break/><text:tab/> "e"="{"<text:line-break/><text:tab/> "auto_key"="["<text:line-break/><text:tab/>}<text:line-break/><text:tab/>"bytes"={<text:line-break/><text:tab/> "e"="*"<text:line-break/><text:tab/> "bytes"="%n 0"<text:line-break/><text:tab/>}<text:line-break/> <text:s text:c="2"/>}<text:line-break/> <text:s text:c="2"/>"exit"={<text:line-break/><text:tab/>"e"={<text:line-break/><text:tab/> "e"="}["<text:line-break/><text:tab/> "auto_key"="]["<text:line-break/><text:tab/>}<text:line-break/><text:tab/>"key"="%u"<text:line-break/><text:tab/>"e"="]"<text:line-break/> <text:s text:c="2"/>}<text:line-break/> <text:s/>}<text:line-break/> }<text:line-break/> "fafikLib_PRON_easy"={<text:line-break/> <text:s/>"assign"={<text:line-break/> <text:s text:c="2"/>"e"="="<text:line-break/> <text:s/>}<text:line-break/> <text:s/>"key_value"={<text:line-break/> <text:s text:c="2"/>"key"="%u"<text:line-break/> <text:s text:c="2"/>"e"="%a"<text:line-break/> <text:s text:c="2"/>"value"="%u"<text:line-break/> <text:s/>}<text:line-break/> <text:s/>"table"={<text:line-break/> <text:s text:c="2"/>"enter"={<text:line-break/><text:tab/>"key"="%u"<text:line-break/><text:tab/>"e"="%a"<text:line-break/><text:tab/>"e"={<text:line-break/><text:tab/> "e"="{"<text:line-break/><text:tab/> "auto_key"="["<text:line-break/><text:tab/>}<text:line-break/><text:tab/>"bytes"={<text:line-break/><text:tab/> "e"="*"<text:line-break/><text:tab/> "bytes"="%n 0"<text:line-break/><text:tab/>}<text:line-break/> <text:s text:c="2"/>}<text:line-break/> <text:s text:c="2"/>"exit"={<text:line-break/><text:tab/>"e"={<text:line-break/><text:tab/> "e"="}"<text:line-break/><text:tab/> "auto_key"="]"<text:line-break/><text:tab/>}<text:line-break/> <text:s text:c="2"/>}<text:line-break/> <text:s/>}<text:line-break/> }<text:line-break/>}<text:line-break/></text:p>
      <text:p text:style-name="P23">when defining own syntax rules &amp; interpreter behavior following construction is used:</text:p>
      <text:p text:style-name="P5"/>
      <text:p text:style-name="P5"/>
      <text:p text:style-name="P6"><text:span text:style-name="T5">"%%"</text:span></text:p>
      <text:p text:style-name="P6"><text:span text:style-name="T5"><text:tab/></text:span>removes 1st <text:span text:style-name="T5">%</text:span>, and skips reinterpretation</text:p>
      <text:p text:style-name="P6"><text:span text:style-name="T5">"%a</text:span><text:span text:style-name="T9"> </text:span><text:span text:style-name="T10">0</text:span>"</text:p>
      <text:p text:style-name="P6"><text:tab/>%a followed by [<text:span text:style-name="T9">number</text:span>] stringsArr index<text:tab/>2018-06-12</text:p>
      <text:p text:style-name="P19"><text:span text:style-name="T5">"%u</text:span> <text:span text:style-name="T12">\" \"</text:span> <text:span text:style-name="T9">.[list of numbers].</text:span>"<text:tab/><text:span text:style-name="T37">default</text:span><text:span text:style-name="T26"> </text:span><text:span text:style-name="T24">double quote, </text:span><text:span text:style-name="T27">any(giving result) error</text:span></text:p>
      <text:p text:style-name="P7"><text:tab/>char:(double or single quote __<text:span text:style-name="T12">'\"' '\''</text:span>),</text:p>
      <text:p text:style-name="P8"><text:tab/><text:span text:style-name="T15">$$</text:span><text:span text:style-name="T14">unused char:(unQuote ? From __''),</text:span></text:p>
      <text:p text:style-name="P7"><text:tab/>BYTE:(list of acceptable errors__(all by deff)) <text:span text:style-name="T9">0 1 2</text:span></text:p>
      <text:p text:style-name="P8"><text:span text:style-name="T5">"%S</text:span> <text:span text:style-name="T9">0 -1</text:span>"<text:tab/><text:span text:style-name="T43">gets everything between last find and next find</text:span></text:p>
      <text:p text:style-name="P8"><text:tab/><text:span text:style-name="T15">$$</text:span><text:span text:style-name="T14">unused no long is used ## ///use int to subs string (from by/-to) __(0,-1)</text:span></text:p>
      <text:p text:style-name="P21"><text:span text:style-name="T13">$$</text:span>unused //"%k %a \" \" \"\t\" "<text:tab/>///stringArr list of break chars escape() :: where "%a" changes to assign<text:tab/>__(%a)</text:p>
      <text:p text:style-name="P19"><text:span text:style-name="T5">"%k</text:span> <text:span text:style-name="T21">[</text:span><text:span text:style-name="T12">%a</text:span> <text:span text:style-name="T9">0</text:span><text:span text:style-name="T22">]</text:span> <text:span text:style-name="T21">[</text:span><text:span text:style-name="T12">space</text:span><text:span text:style-name="T22">]</text:span><text:span text:style-name="T12"> </text:span><text:span text:style-name="T22">[</text:span><text:span text:style-name="T12">tab</text:span><text:span text:style-name="T22">]</text:span><text:span text:style-name="T12"> </text:span><text:span text:style-name="T22">[</text:span><text:span text:style-name="T12">{ }</text:span><text:span text:style-name="T22">]</text:span>"<text:tab/> <text:span text:style-name="T37">default</text:span><text:span text:style-name="T26"> </text:span><text:span text:style-name="T27">none</text:span></text:p>
      <text:p text:style-name="P9"><text:tab/>stringArr list of break chars escape() ::</text:p>
      <text:p text:style-name="P12"><text:tab/>where <text:span text:style-name="T6">"%a</text:span><text:span text:style-name="T24"> </text:span><text:span text:style-name="T25">&lt;</text:span><text:span text:style-name="T10">0</text:span><text:span text:style-name="T25">&gt;</text:span><text:span text:style-name="T6">" </text:span>changes to assign<text:tab/>__(<text:span text:style-name="T5">%a</text:span>)<text:span text:style-name="T17"> needs index</text:span></text:p>
      <text:p text:style-name="P10"><text:span text:style-name="T15">$$ </text:span><text:span text:style-name="T16">W.I.P</text:span><text:span text:style-name="T14"> </text:span><text:span text:style-name="T5">"%#"</text:span><text:tab/>2018-06-11</text:p>
      <text:p text:style-name="P11"><text:span text:style-name="T5">"%</text:span><text:span text:style-name="T7">n</text:span><text:span text:style-name="T18"> </text:span><text:span text:style-name="T23">[</text:span><text:span text:style-name="T19">s/l</text:span><text:span text:style-name="T23">]</text:span><text:span text:style-name="T19"> </text:span>"<text:tab/><text:span text:style-name="T38">used in </text:span><text:span text:style-name="T8">bytes</text:span><text:span text:style-name="T28"><text:tab/> in the following,<text:tab/></text:span><text:span text:style-name="T37">default</text:span><text:span text:style-name="T31"> </text:span><text:span text:style-name="T45">s</text:span></text:p>
      <text:p text:style-name="P13"><text:tab/>table.enter.{anywhere inside, use pointer}.bytes."*"."%n short/long"<text:tab/></text:p>
      <text:p text:style-name="P22">///mode: short's' type assign(numbers &gt;&gt;ULL), long'l' assign short to assign long</text:p>
      <text:p text:style-name="P5"><text:tab/>table.exit.{anywhere inside, use pointer}.bytes</text:p>
      <text:p text:style-name="P14">where "<text:span text:style-name="T5">%n</text:span> <text:span text:style-name="T39">[</text:span><text:span text:style-name="T18">s/l</text:span><text:span text:style-name="T39">]</text:span>" is <text:span text:style-name="T5">number</text:span>(&gt;&gt;long) &amp;&amp; </text:p>
      <text:p text:style-name="P15"><text:tab/><text:span text:style-name="T43">hard-specified </text:span><text:span text:style-name="T44">mode</text:span>:<text:span text:style-name="T18">s/l</text:span></text:p>
      <text:p text:style-name="P16"><text:span text:style-name="T20"><text:tab/><text:tab/>s</text:span><text:span text:style-name="T29">-short </text:span><text:span text:style-name="T30">is straight forward: from decimal number</text:span></text:p>
      <text:p text:style-name="P16"><text:span text:style-name="T30"><text:tab/>(declaration length = 1 to ? chars)</text:span></text:p>
      <text:p text:style-name="P16"><text:span text:style-name="T29"><text:tab/><text:tab/></text:span><text:span text:style-name="T20">l</text:span><text:span text:style-name="T29">-long </text:span><text:span text:style-name="T30">is from decimal(</text:span><text:span text:style-name="T11">0</text:span><text:span text:style-name="T30"> to </text:span><text:span text:style-name="T11">8</text:span><text:span text:style-name="T30">) declaring next n bytes to contain length</text:span></text:p>
      <text:p text:style-name="P16"><text:span text:style-name="T30"><text:s/><text:tab/>(declaration length = 1 to 9 chars)</text:span></text:p>
      <text:p text:style-name="P18"><text:span text:style-name="T30"><text:tab/></text:span><text:span text:style-name="T32">mode</text:span><text:span text:style-name="T33"> can also be specified non hard-specified </text:span><text:span text:style-name="T34">but live:</text:span><text:span text:style-name="T33"> by using</text:span></text:p>
      <text:p text:style-name="P18"><text:span text:style-name="T33"><text:tab/><text:tab/>bytes= { bytes=”s” bytes=”l” }</text:span></text:p>
      <text:p text:style-name="P5"><text:span text:style-name="T18"/></text:p>
      <text:p text:style-name="P5">elementMaxDistanceApart= 1;<text:tab/><text:tab/>//after end1 +elementMaxDistanceApart to start2</text:p>
      <text:p text:style-name="P5"/>
      <text:p text:style-name="P5">v ?<text:tab/><text:tab/>void<text:tab/>is exact<text:tab/>(voids element)</text:p>
      <text:p text:style-name="P5">e<text:tab/><text:tab/>element<text:tab/>is exact<text:tab/>(matches element)</text:p>
      <text:p text:style-name="P5">key<text:tab/><text:tab/><text:span text:style-name="T40">places in key</text:span></text:p>
      <text:p text:style-name="P17">value<text:tab/><text:tab/><text:span text:style-name="T40">places in value</text:span></text:p>
      <text:p text:style-name="P5">bytes<text:tab/><text:span text:style-name="T40">[</text:span>optional<text:span text:style-name="T40">]</text:span></text:p>
      <text:p text:style-name="P5"><text:span text:style-name="T40">[</text:span>auto_key<text:span text:style-name="T40">]</text:span><text:tab/><text:span text:style-name="T40">array of key-less items (actually can still have key)</text:span></text:p>
      <text:p text:style-name="P5">EOL <text:span text:style-name="T41">[</text:span>"max size difference arg"<text:span text:style-name="T41">]</text:span><text:tab/><text:tab/>confirm End Of Line <text:span text:style-name="T41">[accept -n chars from end]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8-13T10:52:52.727000000</dc:date>
    <meta:editing-duration>PT47M43S</meta:editing-duration>
    <meta:editing-cycles>39</meta:editing-cycles>
    <meta:document-statistic meta:table-count="0" meta:image-count="0" meta:object-count="0" meta:page-count="4" meta:paragraph-count="66" meta:word-count="459" meta:character-count="3244" meta:non-whitespace-character-count="2668"/>
  </office:meta>
</office:document-meta>
</file>